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style:font-name-asian="Droid Sans Fallback" style:font-name-complex="FreeSans"/>
    </style:style>
    <style:style style:name="ce13" style:family="table-cell" style:parent-style-name="Default">
      <style:text-properties style:font-name="Arial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8"/>
    <style:style style:name="ce25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rotation-align="none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6"/>
        <table:table-column table:style-name="co5" table:default-cell-style-name="ce29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spanned="10" table:number-rows-spanned="1"/>
          <table:covered-table-cell table:number-columns-repeated="4" table:style-name="ce1"/>
          <table:covered-table-cell table:number-columns-repeated="4" table:style-name="ce23"/>
          <table:covered-table-cell table:style-name="ce1"/>
          <table:table-cell table:style-name="ce30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5" office:value-type="string" calcext:value-type="string">
            <text:p>Preis</text:p>
            <text:p>p. Stk</text:p>
          </table:table-cell>
          <table:table-cell table:style-name="ce25" office:value-type="string" calcext:value-type="string">
            <text:p>Preis</text:p>
            <text:p>p. Board</text:p>
          </table:table-cell>
          <table:table-cell table:style-name="ce25" office:value-type="string" calcext:value-type="string">
            <text:p>Preis</text:p>
            <text:p>Ges.</text:p>
          </table:table-cell>
          <table:table-cell table:style-name="ce25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2"/>
          <table:table-cell table:style-name="ce33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8"/>
          <table:table-cell table:style-name="Default" table:number-columns-repeated="2"/>
          <table:table-cell table:style-name="ce24" table:number-columns-repeated="3"/>
          <table:table-cell table:style-name="ce28"/>
          <table:table-cell table:style-name="Default"/>
          <table:table-cell table:style-name="ce31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, 2mA, grün</text:p>
          </table:table-cell>
          <table:table-cell table:style-name="Default" office:value-type="string" calcext:value-type="string">
            <text:p>KP-2012LSGC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7]=&quot;ja&quot;;0;[.D7]*[.$B$3])" office:value-type="float" office:value="3" calcext:value-type="float">
            <text:p>3</text:p>
          </table:table-cell>
          <table:table-cell table:style-name="ce24" office:value-type="currency" office:currency="EUR" office:value="0.0738" calcext:value-type="currency">
            <text:p>0.07 €</text:p>
          </table:table-cell>
          <table:table-cell table:style-name="ce24" table:formula="of:=[.D7]*[.F7]" office:value-type="currency" office:currency="EUR" office:value="0.2214" calcext:value-type="currency">
            <text:p>0.22 €</text:p>
          </table:table-cell>
          <table:table-cell table:style-name="ce24" table:formula="of:=[.G7]*[.$B$3]" office:value-type="currency" office:currency="EUR" office:value="0.2214" calcext:value-type="currency">
            <text:p>0.22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2463991" calcext:value-type="float">
            <text:p>2463991</text:p>
          </table:table-cell>
          <table:table-cell table:style-name="Default" office:value-type="string" calcext:value-type="string">
            <text:p>http://de.farnell.com/kingbright/kp-2012lsgc/led-gr-n-0-8mcd-568nm-smd/dp/2463991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gelb</text:p>
          </table:table-cell>
          <table:table-cell table:style-name="Default" office:value-type="string" calcext:value-type="string">
            <text:p>KPT-2012LVSYCK-J3-PRV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4" office:value-type="currency" office:currency="EUR" office:value="0.295" calcext:value-type="currency">
            <text:p>0.30 €</text:p>
          </table:table-cell>
          <table:table-cell table:style-name="ce24" table:formula="of:=[.D8]*[.F8]" office:value-type="currency" office:currency="EUR" office:value="0.59" calcext:value-type="currency">
            <text:p>0.59 €</text:p>
          </table:table-cell>
          <table:table-cell table:style-name="ce24" table:formula="of:=[.G8]*[.$B$3]" office:value-type="currency" office:currency="EUR" office:value="0.59" calcext:value-type="currency">
            <text:p>0.59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2610418" calcext:value-type="float">
            <text:p>2610418</text:p>
          </table:table-cell>
          <table:table-cell table:style-name="Default" office:value-type="string" calcext:value-type="string">
            <text:p>http://de.farnell.com/kingbright/kpt-2012lvsyck-j3-prv/led-gelb-25mcd-590nm-smd/dp/261041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rot</text:p>
          </table:table-cell>
          <table:table-cell table:style-name="Default" office:value-type="string" calcext:value-type="string">
            <text:p>KPT-2012LVSECK-J3-PRV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4" office:value-type="currency" office:currency="EUR" office:value="0.295" calcext:value-type="currency">
            <text:p>0.30 €</text:p>
          </table:table-cell>
          <table:table-cell table:style-name="ce24" table:formula="of:=[.D9]*[.F9]" office:value-type="currency" office:currency="EUR" office:value="0.295" calcext:value-type="currency">
            <text:p>0.30 €</text:p>
          </table:table-cell>
          <table:table-cell table:style-name="ce24" table:formula="of:=[.G9]*[.$B$3]" office:value-type="currency" office:currency="EUR" office:value="0.295" calcext:value-type="currency">
            <text:p>0.30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2610416" calcext:value-type="float">
            <text:p>2610416</text:p>
          </table:table-cell>
          <table:table-cell table:style-name="Default" office:value-type="string" calcext:value-type="string">
            <text:p>http://de.farnell.com/kingbright/kpt-2012lvseck-j3-prv/led-rot-40mcd-625nm-smd/dp/2610416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blau</text:p>
          </table:table-cell>
          <table:table-cell table:style-name="Default" office:value-type="string" calcext:value-type="string">
            <text:p>KPT-2012LVVBC-D</text:p>
          </table:table-cell>
          <table:table-cell table:style-name="ce18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4" office:value-type="currency" office:currency="EUR" office:value="0.354" calcext:value-type="currency">
            <text:p>0.35 €</text:p>
          </table:table-cell>
          <table:table-cell table:style-name="ce24" table:formula="of:=[.D10]*[.F10]" office:value-type="currency" office:currency="EUR" office:value="0.354" calcext:value-type="currency">
            <text:p>0.35 €</text:p>
          </table:table-cell>
          <table:table-cell table:style-name="ce24" table:formula="of:=[.G10]*[.$B$3]" office:value-type="currency" office:currency="EUR" office:value="0.354" calcext:value-type="currency">
            <text:p>0.35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31" office:value-type="float" office:value="2610420" calcext:value-type="float">
            <text:p>2610420</text:p>
          </table:table-cell>
          <table:table-cell table:style-name="Default" office:value-type="string" calcext:value-type="string">
            <text:p>http://de.farnell.com/kingbright/kpt-2012lvvbc-d/led-blau-24mcd-470nm-smd/dp/2610420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IF([.I11]=&quot;ja&quot;;0;[.D11]*[.$B$3])" office:value-type="float" office:value="4" calcext:value-type="float">
            <text:p>4</text:p>
          </table:table-cell>
          <table:table-cell table:style-name="ce24" office:value-type="currency" office:currency="EUR" office:value="0.125" calcext:value-type="currency">
            <text:p>0.13 €</text:p>
          </table:table-cell>
          <table:table-cell table:style-name="ce24" table:formula="of:=[.D11]*[.F11]" office:value-type="currency" office:currency="EUR" office:value="0.5" calcext:value-type="currency">
            <text:p>0.50 €</text:p>
          </table:table-cell>
          <table:table-cell table:style-name="ce24" table:formula="of:=[.G11]*[.$B$3]" office:value-type="currency" office:currency="EUR" office:value="0.5" calcext:value-type="currency">
            <text:p>0.50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12]=&quot;ja&quot;;0;[.D12]*[.$B$3])" office:value-type="float" office:value="6" calcext:value-type="float">
            <text:p>6</text:p>
          </table:table-cell>
          <table:table-cell table:style-name="ce24" office:value-type="currency" office:currency="EUR" office:value="0.069" calcext:value-type="currency">
            <text:p>0.07 €</text:p>
          </table:table-cell>
          <table:table-cell table:style-name="ce24" table:formula="of:=[.D12]*[.F12]" office:value-type="currency" office:currency="EUR" office:value="0.414" calcext:value-type="currency">
            <text:p>0.41 €</text:p>
          </table:table-cell>
          <table:table-cell table:style-name="ce24" table:formula="of:=[.G12]*[.$B$3]" office:value-type="currency" office:currency="EUR" office:value="0.414" calcext:value-type="currency">
            <text:p>0.41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Zenerdiode 3.3V</text:p>
          </table:table-cell>
          <table:table-cell table:style-name="Default" office:value-type="string" calcext:value-type="string">
            <text:p>BZX84-A3V3,215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3]=&quot;ja&quot;;0;[.D13]*[.$B$3])" office:value-type="float" office:value="1" calcext:value-type="float">
            <text:p>1</text:p>
          </table:table-cell>
          <table:table-cell table:style-name="ce24" office:value-type="currency" office:currency="EUR" office:value="0.373" calcext:value-type="currency">
            <text:p>0.37 €</text:p>
          </table:table-cell>
          <table:table-cell table:style-name="ce24" table:formula="of:=[.D13]*[.F13]" office:value-type="currency" office:currency="EUR" office:value="0.373" calcext:value-type="currency">
            <text:p>0.37 €</text:p>
          </table:table-cell>
          <table:table-cell table:style-name="ce24" table:formula="of:=[.G13]*[.$B$3]" office:value-type="currency" office:currency="EUR" office:value="0.373" calcext:value-type="currency">
            <text:p>0.37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2463632" calcext:value-type="float">
            <text:p>2463632</text:p>
          </table:table-cell>
          <table:table-cell table:style-name="Default" office:value-type="string" calcext:value-type="string">
            <text:p>http://de.farnell.com/nxp/bzx84-a3v3-215/zener-diode-0-25w-3-3v-sot-23/dp/2463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pn 30V</text:p>
          </table:table-cell>
          <table:table-cell office:value-type="string" calcext:value-type="string">
            <text:p>BC 849B SMD</text:p>
          </table:table-cell>
          <table:table-cell table:style-name="ce19"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14]=&quot;ja&quot;;0;[.D14]*[.$B$3])" office:value-type="float" office:value="6" calcext:value-type="float">
            <text:p>6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4" table:formula="of:=[.D14]*[.F14]" office:value-type="currency" office:currency="EUR" office:value="0.24" calcext:value-type="currency">
            <text:p>0.24 €</text:p>
          </table:table-cell>
          <table:table-cell table:style-name="ce24" table:formula="of:=[.G14]*[.$B$3]" office:value-type="currency" office:currency="EUR" office:value="0.24" calcext:value-type="currency">
            <text:p>0.24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C 849B SMD</text:p>
          </table:table-cell>
          <table:table-cell office:value-type="string" calcext:value-type="string">
            <text:p>https://www.reichelt.de/BC-849B-SMD/3/index.html?&amp;ACTION=3&amp;LA=446&amp;ARTICLE=18567&amp;artnr=BC+849B+SMD&amp;SEARCH=bc+8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np 30V</text:p>
          </table:table-cell>
          <table:table-cell office:value-type="string" calcext:value-type="string">
            <text:p>BC 859B SMD</text:p>
          </table:table-cell>
          <table:table-cell table:style-name="ce19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5]=&quot;ja&quot;;0;[.D15]*[.$B$3])"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4" table:formula="of:=[.D15]*[.F15]" office:value-type="currency" office:currency="EUR" office:value="0.04" calcext:value-type="currency">
            <text:p>0.04 €</text:p>
          </table:table-cell>
          <table:table-cell table:style-name="ce24" table:formula="of:=[.G15]*[.$B$3]" office:value-type="currency" office:currency="EUR" office:value="0.04" calcext:value-type="currency">
            <text:p>0.04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C 859B SMD</text:p>
          </table:table-cell>
          <table:table-cell office:value-type="string" calcext:value-type="string">
            <text:p>https://www.reichelt.de/BC-Transistoren/BC-859B-SMD/3/index.html?&amp;ACTION=3&amp;LA=2&amp;ARTICLE=18578&amp;GROUPID=2881&amp;artnr=BC+859B+SM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9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8.35" calcext:value-type="currency">
            <text:p>8.35 €</text:p>
          </table:table-cell>
          <table:table-cell table:style-name="ce24" table:formula="of:=[.D16]*[.F16]" office:value-type="currency" office:currency="EUR" office:value="8.35" calcext:value-type="currency">
            <text:p>8.35 €</text:p>
          </table:table-cell>
          <table:table-cell table:style-name="ce24" table:formula="of:=[.G16]*[.$B$3]" office:value-type="currency" office:currency="EUR" office:value="8.35" calcext:value-type="currency">
            <text:p>8.35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BTS 555</text:p>
          </table:table-cell>
          <table:table-cell office:value-type="string" calcext:value-type="string">
            <text:p>http://www.reichelt.de/BS-Transistoren/BTS-555/3/index.html?ACTION=3&amp;LA=446&amp;ARTICLE=39352&amp;GROUPID=2884&amp;artnr=BTS+555&amp;SEARCH=BTS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9" office:value-type="string" calcext:value-type="string">
            <text:p>TO252-51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2.44" calcext:value-type="currency">
            <text:p>2.44 €</text:p>
          </table:table-cell>
          <table:table-cell table:style-name="ce24" table:formula="of:=[.D17]*[.F17]" office:value-type="currency" office:currency="EUR" office:value="4.88" calcext:value-type="currency">
            <text:p>4.88 €</text:p>
          </table:table-cell>
          <table:table-cell table:style-name="ce24" table:formula="of:=[.G17]*[.$B$3]" office:value-type="currency" office:currency="EUR" office:value="4.88" calcext:value-type="currency">
            <text:p>4.88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31" office:value-type="float" office:value="1440811" calcext:value-type="float">
            <text:p>1440811</text:p>
          </table:table-cell>
          <table:table-cell office:value-type="string" calcext:value-type="string">
            <text:p>http://de.farnell.com/infineon/bts6133d/profet-p-to252-5/dp/1440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</text:p>
          </table:table-cell>
          <table:table-cell office:value-type="string" calcext:value-type="string">
            <text:p>IRF 4905</text:p>
          </table:table-cell>
          <table:table-cell table:style-name="ce19" office:value-type="string" calcext:value-type="string">
            <text:p>TO-220BV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8]=&quot;ja&quot;;0;[.D18]*[.$B$3])" office:value-type="float" office:value="4" calcext:value-type="float">
            <text:p>4</text:p>
          </table:table-cell>
          <table:table-cell office:value-type="currency" office:currency="EUR" office:value="1.15" calcext:value-type="currency">
            <text:p>1.15 €</text:p>
          </table:table-cell>
          <table:table-cell table:style-name="ce24" table:formula="of:=[.D18]*[.F18]" office:value-type="currency" office:currency="EUR" office:value="4.6" calcext:value-type="currency">
            <text:p>4.60 €</text:p>
          </table:table-cell>
          <table:table-cell table:style-name="ce24" table:formula="of:=[.G18]*[.$B$3]" office:value-type="currency" office:currency="EUR" office:value="4.6" calcext:value-type="currency">
            <text:p>4.60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IRF 4905</text:p>
          </table:table-cell>
          <table:table-cell office:value-type="string" calcext:value-type="string">
            <text:p>http://www.reichelt.de/IRC-IRF-Transistoren/IRF-4905/3/index.html?ACTION=3&amp;LA=446&amp;ARTICLE=41606&amp;GROUPID=2891&amp;artnr=IRF+4905&amp;SEARCH=IRF%2B4905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24" table:number-columns-repeated="3"/>
          <table:table-cell table:style-name="ce28"/>
          <table:table-cell table:style-name="Default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/>
          <table:table-cell table:style-name="ce1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4" table:formula="of:=[.D21]*[.F21]" office:value-type="currency" office:currency="EUR" office:value="1.1" calcext:value-type="currency">
            <text:p>1.10 €</text:p>
          </table:table-cell>
          <table:table-cell table:style-name="ce24" table:formula="of:=[.G21]*[.$B$3]" office:value-type="currency" office:currency="EUR" office:value="1.1" calcext:value-type="currency">
            <text:p>1.10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5.92" calcext:value-type="currency">
            <text:p>5.92 €</text:p>
          </table:table-cell>
          <table:table-cell table:style-name="ce24" table:formula="of:=[.D22]*[.F22]" office:value-type="currency" office:currency="EUR" office:value="5.92" calcext:value-type="currency">
            <text:p>5.92 €</text:p>
          </table:table-cell>
          <table:table-cell table:style-name="ce24" table:formula="of:=[.G22]*[.$B$3]" office:value-type="currency" office:currency="EUR" office:value="5.92" calcext:value-type="currency">
            <text:p>5.92 €</text:p>
          </table:table-cell>
          <table:table-cell table:style-name="ce28"/>
          <table:table-cell office:value-type="string" calcext:value-type="string">
            <text:p>Conrad</text:p>
          </table:table-cell>
          <table:table-cell table:style-name="ce31" office:value-type="string" calcext:value-type="string">
            <text:p>1267071 – 62</text:p>
          </table:table-cell>
          <table:table-cell office:value-type="string" calcext:value-type="string">
            <text:p>https://www.conrad.de/de/embedded-mikrocontroller-atmega16m1-15az-tqfp-32-7x7-atmel-8-bit-16-mhz-anzahl-io-32-1267071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okoppler</text:p>
          </table:table-cell>
          <table:table-cell table:style-name="ce12" office:value-type="string" calcext:value-type="string">
            <text:p>ILD 213T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0.53" calcext:value-type="currency">
            <text:p>0.53 €</text:p>
          </table:table-cell>
          <table:table-cell table:style-name="ce24" table:formula="of:=[.D23]*[.F23]" office:value-type="currency" office:currency="EUR" office:value="0.53" calcext:value-type="currency">
            <text:p>0.53 €</text:p>
          </table:table-cell>
          <table:table-cell table:style-name="ce24" table:formula="of:=[.G23]*[.$B$3]" office:value-type="currency" office:currency="EUR" office:value="0.53" calcext:value-type="currency">
            <text:p>0.53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ILD 213T</text:p>
          </table:table-cell>
          <table:table-cell office:value-type="string" calcext:value-type="string">
            <text:p>http://www.reichelt.de/ILD-213T/3/index.html?&amp;ACTION=3&amp;LA=446&amp;ARTICLE=146666&amp;artnr=ILD+213T&amp;SEARCH=i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ltregler 5V 1A</text:p>
          </table:table-cell>
          <table:table-cell office:value-type="string" calcext:value-type="string">
            <text:p>LM2675M-5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4]=&quot;ja&quot;;0;[.D24]*[.$B$3])" office:value-type="float" office:value="1" calcext:value-type="float">
            <text:p>1</text:p>
          </table:table-cell>
          <table:table-cell office:value-type="currency" office:currency="EUR" office:value="2.99" calcext:value-type="currency">
            <text:p>2.99 €</text:p>
          </table:table-cell>
          <table:table-cell table:style-name="ce24" table:formula="of:=[.D24]*[.F24]" office:value-type="currency" office:currency="EUR" office:value="2.99" calcext:value-type="currency">
            <text:p>2.99 €</text:p>
          </table:table-cell>
          <table:table-cell table:style-name="ce24" table:formula="of:=[.G24]*[.$B$3]" office:value-type="currency" office:currency="EUR" office:value="2.99" calcext:value-type="currency">
            <text:p>2.99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LM 2675 M5,0</text:p>
          </table:table-cell>
          <table:table-cell office:value-type="string" calcext:value-type="string">
            <text:p>http://www.reichelt.de/LM-2675-M5-0/3/index.html?&amp;ACTION=3&amp;LA=446&amp;ARTICLE=109374&amp;artnr=LM+2675+M5%2C0&amp;SEARCH=LM26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9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5]=&quot;ja&quot;;0;[.D25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4" table:formula="of:=[.D25]*[.F25]" office:value-type="currency" office:currency="EUR" office:value="0.12" calcext:value-type="currency">
            <text:p>0.12 €</text:p>
          </table:table-cell>
          <table:table-cell table:style-name="ce24" table:formula="of:=[.G25]*[.$B$3]" office:value-type="currency" office:currency="EUR" office:value="0.12" calcext:value-type="currency">
            <text:p>0.12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9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30]=&quot;ja&quot;;0;[.D30]*[.$B$3])" office:value-type="float" office:value="0" calcext:value-type="float">
            <text:p>0</text:p>
          </table:table-cell>
          <table:table-cell/>
          <table:table-cell table:style-name="ce24" table:formula="of:=[.D30]*[.F30]" office:value-type="currency" office:currency="EUR" office:value="0" calcext:value-type="currency">
            <text:p>0.00 €</text:p>
          </table:table-cell>
          <table:table-cell table:style-name="ce24" table:formula="of:=[.G30]*[.$B$3]" office:value-type="currency" office:currency="EUR" office:value="0" calcext:value-type="currency">
            <text:p>0.00 €</text:p>
          </table:table-cell>
          <table:table-cell table:style-name="ce28" office:value-type="string" calcext:value-type="string">
            <text:p>ja</text:p>
          </table:table-cell>
          <table:table-cell/>
          <table:table-cell table:style-name="ce31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9" office:value-type="string" calcext:value-type="string">
            <text:p>RM 2.54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31]=&quot;ja&quot;;0;[.D31]*[.$B$3])" office:value-type="float" office:value="3" calcext:value-type="float">
            <text:p>3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4" table:formula="of:=[.D31]*[.F31]" office:value-type="currency" office:currency="EUR" office:value="0.27" calcext:value-type="currency">
            <text:p>0.27 €</text:p>
          </table:table-cell>
          <table:table-cell table:style-name="ce24" table:formula="of:=[.G31]*[.$B$3]" office:value-type="currency" office:currency="EUR" office:value="0.27" calcext:value-type="currency">
            <text:p>0.27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31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</text:p>
          </table:table-cell>
          <table:table-cell table:style-name="Default" office:value-type="string" calcext:value-type="string">
            <text:p>Molex Mini-Fit Jr. 5569 4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2]=&quot;ja&quot;;0;[.D32]*[.$B$3])" office:value-type="float" office:value="2" calcext:value-type="float">
            <text:p>2</text:p>
          </table:table-cell>
          <table:table-cell office:value-type="currency" office:currency="EUR" office:value="0.572" calcext:value-type="currency">
            <text:p>0.57 €</text:p>
          </table:table-cell>
          <table:table-cell table:style-name="ce24" table:formula="of:=[.D32]*[.F32]" office:value-type="currency" office:currency="EUR" office:value="1.144" calcext:value-type="currency">
            <text:p>1.14 €</text:p>
          </table:table-cell>
          <table:table-cell table:style-name="ce24" table:formula="of:=[.G32]*[.$B$3]" office:value-type="currency" office:currency="EUR" office:value="1.144" calcext:value-type="currency">
            <text:p>1.14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697133" calcext:value-type="float">
            <text:p>1697133</text:p>
          </table:table-cell>
          <table:table-cell table:style-name="Default" office:value-type="string" calcext:value-type="string">
            <text:p>http://de.farnell.com/molex/39-30-0040/stecker-mini-fit-r-a-2reih-4kont/dp/169713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</text:p>
          </table:table-cell>
          <table:table-cell table:style-name="Default" office:value-type="string" calcext:value-type="string">
            <text:p>Molex Mini-Fit Jr. 5569 6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3]=&quot;ja&quot;;0;[.D33]*[.$B$3])" office:value-type="float" office:value="2" calcext:value-type="float">
            <text:p>2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4" table:formula="of:=[.D33]*[.F33]" office:value-type="currency" office:currency="EUR" office:value="2.08" calcext:value-type="currency">
            <text:p>2.08 €</text:p>
          </table:table-cell>
          <table:table-cell table:style-name="ce24" table:formula="of:=[.G33]*[.$B$3]" office:value-type="currency" office:currency="EUR" office:value="2.08" calcext:value-type="currency">
            <text:p>2.08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697135" calcext:value-type="float">
            <text:p>1697135</text:p>
          </table:table-cell>
          <table:table-cell table:style-name="Default" office:value-type="string" calcext:value-type="string">
            <text:p>http://de.farnell.com/molex/39-30-0060/stecker-mini-fit-r-a-2reih-6kont/dp/169713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, Gehäuse</text:p>
          </table:table-cell>
          <table:table-cell table:style-name="Default" office:value-type="string" calcext:value-type="string">
            <text:p>Molex Mini-Fit Jr., 4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4]=&quot;ja&quot;;0;[.D34]*[.$B$3])" office:value-type="float" office:value="2" calcext:value-type="float">
            <text:p>2</text:p>
          </table:table-cell>
          <table:table-cell office:value-type="currency" office:currency="EUR" office:value="0.193" calcext:value-type="currency">
            <text:p>0.19 €</text:p>
          </table:table-cell>
          <table:table-cell table:style-name="ce24" table:formula="of:=[.D34]*[.F34]" office:value-type="currency" office:currency="EUR" office:value="0.386" calcext:value-type="currency">
            <text:p>0.39 €</text:p>
          </table:table-cell>
          <table:table-cell table:style-name="ce24" table:formula="of:=[.G34]*[.$B$3]" office:value-type="currency" office:currency="EUR" office:value="0.386" calcext:value-type="currency">
            <text:p>0.39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51867" calcext:value-type="float">
            <text:p>151867</text:p>
          </table:table-cell>
          <table:table-cell table:style-name="Default" office:value-type="string" calcext:value-type="string">
            <text:p>http://de.farnell.com/molex/39-01-2040/mini-fit-geh-use-4pol-crimp/dp/15186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, Gehäuse</text:p>
          </table:table-cell>
          <table:table-cell table:style-name="Default" office:value-type="string" calcext:value-type="string">
            <text:p>Molex Mini-Fit Jr., 6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5]=&quot;ja&quot;;0;[.D35]*[.$B$3])" office:value-type="float" office:value="2" calcext:value-type="float">
            <text:p>2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4" table:formula="of:=[.D35]*[.F35]" office:value-type="currency" office:currency="EUR" office:value="0.548" calcext:value-type="currency">
            <text:p>0.55 €</text:p>
          </table:table-cell>
          <table:table-cell table:style-name="ce24" table:formula="of:=[.G35]*[.$B$3]" office:value-type="currency" office:currency="EUR" office:value="0.548" calcext:value-type="currency">
            <text:p>0.55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151868" calcext:value-type="float">
            <text:p>151868</text:p>
          </table:table-cell>
          <table:table-cell table:style-name="Default" office:value-type="string" calcext:value-type="string">
            <text:p>http://de.farnell.com/molex/39-01-2060/mini-fit-geh-use-6pol-crimp/dp/15186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, Crimpkontakt, Female</text:p>
          </table:table-cell>
          <table:table-cell table:style-name="ce13" office:value-type="string" calcext:value-type="string">
            <text:p>Molex Mini-Fit Jr. 5556 Female Crimpkontakt 100Stk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8.8" calcext:value-type="currency">
            <text:p>8.80 €</text:p>
          </table:table-cell>
          <table:table-cell table:style-name="ce24" table:formula="of:=[.D36]*[.F36]" office:value-type="currency" office:currency="EUR" office:value="8.8" calcext:value-type="currency">
            <text:p>8.80 €</text:p>
          </table:table-cell>
          <table:table-cell table:style-name="ce24" table:formula="of:=[.G36]*[.$B$3]" office:value-type="currency" office:currency="EUR" office:value="8.8" calcext:value-type="currency">
            <text:p>8.80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5" office:value-type="float" office:value="9732195" calcext:value-type="float">
            <text:p>9732195</text:p>
          </table:table-cell>
          <table:table-cell table:style-name="Default" office:value-type="string" calcext:value-type="string">
            <text:p>http://de.farnell.com/molex/39-00-0039/crimpkontak-buchse-minfit-pk100/dp/9732195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ce24" table:number-columns-repeated="2"/>
          <table:table-cell table:style-name="Default" table:number-columns-repeated="2"/>
          <table:table-cell table:style-name="ce15"/>
          <table:table-cell table:style-name="Default" table:number-columns-repeated="1013"/>
        </table:table-row>
        <table:table-row table:style-name="ro1">
          <table:table-cell table:style-name="Default" table:number-columns-repeated="10"/>
          <table:table-cell table:style-name="ce15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9]=&quot;ja&quot;;0;[.D39]*[.$B$3])" office:value-type="float" office:value="1" calcext:value-type="float">
            <text:p>1</text:p>
          </table:table-cell>
          <table:table-cell table:style-name="ce24" office:value-type="currency" office:currency="EUR" office:value="0.42" calcext:value-type="currency">
            <text:p>0.42 €</text:p>
          </table:table-cell>
          <table:table-cell table:style-name="ce24" table:formula="of:=[.D39]*[.F39]" office:value-type="currency" office:currency="EUR" office:value="0.42" calcext:value-type="currency">
            <text:p>0.42 €</text:p>
          </table:table-cell>
          <table:table-cell table:style-name="ce24" table:formula="of:=[.G39]*[.$B$3]" office:value-type="currency" office:currency="EUR" office:value="0.42" calcext:value-type="currency">
            <text:p>0.42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5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9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0]=&quot;ja&quot;;0;[.D40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4" table:formula="of:=[.D40]*[.F40]" office:value-type="currency" office:currency="EUR" office:value="0.357" calcext:value-type="currency">
            <text:p>0.36 €</text:p>
          </table:table-cell>
          <table:table-cell table:style-name="ce24" table:formula="of:=[.G40]*[.$B$3]" office:value-type="currency" office:currency="EUR" office:value="0.357" calcext:value-type="currency">
            <text:p>0.36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4" office:value-type="string" calcext:value-type="string">
            <text:p>MCKPX-G1205A-3700</text:p>
          </table:table-cell>
          <table:table-cell table:style-name="ce19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1]=&quot;ja&quot;;0;[.D41]*[.$B$3])" office:value-type="float" office:value="1" calcext:value-type="float">
            <text:p>1</text:p>
          </table:table-cell>
          <table:table-cell office:value-type="currency" office:currency="EUR" office:value="0.594" calcext:value-type="currency">
            <text:p>0.59 €</text:p>
          </table:table-cell>
          <table:table-cell table:style-name="ce24" table:formula="of:=[.D41]*[.F41]" office:value-type="currency" office:currency="EUR" office:value="0.594" calcext:value-type="currency">
            <text:p>0.59 €</text:p>
          </table:table-cell>
          <table:table-cell table:style-name="ce24" table:formula="of:=[.G41]*[.$B$3]" office:value-type="currency" office:currency="EUR" office:value="0.594" calcext:value-type="currency">
            <text:p>0.59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2135914" calcext:value-type="float">
            <text:p>2135914</text:p>
          </table:table-cell>
          <table:table-cell table:style-name="ce15" office:value-type="string" calcext:value-type="string">
            <text:p>http://de.farnell.com/multicomp/mckpx-g1205a-3700/summer-4v-8v-30ma-bei-5vdc/dp/213591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31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5]=&quot;ja&quot;;0;[.D45]*[.$B$3])" office:value-type="float" office:value="1" calcext:value-type="float">
            <text:p>1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4" table:formula="of:=[.D45]*[.F45]" office:value-type="currency" office:currency="EUR" office:value="0.314" calcext:value-type="currency">
            <text:p>0.31 €</text:p>
          </table:table-cell>
          <table:table-cell table:style-name="ce24" table:formula="of:=[.G45]*[.$B$3]" office:value-type="currency" office:currency="EUR" office:value="0.314" calcext:value-type="currency">
            <text:p>0.3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6]=&quot;ja&quot;;0;[.D46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6]*[.F46]" office:value-type="currency" office:currency="EUR" office:value="0.004" calcext:value-type="currency">
            <text:p>0.00 €</text:p>
          </table:table-cell>
          <table:table-cell table:style-name="ce24" table:formula="of:=[.G46]*[.$B$3]" office:value-type="currency" office:currency="EUR" office:value="0.004" calcext:value-type="currency">
            <text:p>0.00 €</text:p>
          </table:table-cell>
          <table:table-cell table:style-name="ce28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 office:value-type="string" calcext:value-type="string">
            <text:p>MC01W0805115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table:style-name="Default" table:formula="of:=IF([.I47]=&quot;ja&quot;;0;[.D47]*[.$B$3])" office:value-type="float" office:value="5" calcext:value-type="float">
            <text:p>5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7]*[.F47]" office:value-type="currency" office:currency="EUR" office:value="0.01" calcext:value-type="currency">
            <text:p>0.01 €</text:p>
          </table:table-cell>
          <table:table-cell table:style-name="ce24" table:formula="of:=[.G47]*[.$B$3]" office:value-type="currency" office:currency="EUR" office:value="0.01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2596" calcext:value-type="float">
            <text:p>9332596</text:p>
          </table:table-cell>
          <table:table-cell office:value-type="string" calcext:value-type="string">
            <text:p>http://de.farnell.com/multicomp/mc01w08051150r/dickschichtwiderstand-150r-1-0/dp/933259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 office:value-type="string" calcext:value-type="string">
            <text:p>MC01W08051560R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8]=&quot;ja&quot;;0;[.D48]*[.$B$3])" office:value-type="float" office:value="2" calcext:value-type="float">
            <text:p>2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8]*[.F48]" office:value-type="currency" office:currency="EUR" office:value="0.004" calcext:value-type="currency">
            <text:p>0.00 €</text:p>
          </table:table-cell>
          <table:table-cell table:style-name="ce24" table:formula="of:=[.G48]*[.$B$3]" office:value-type="currency" office:currency="EUR" office:value="0.004" calcext:value-type="currency">
            <text:p>0.00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363" calcext:value-type="float">
            <text:p>9333363</text:p>
          </table:table-cell>
          <table:table-cell office:value-type="string" calcext:value-type="string">
            <text:p>http://de.farnell.com/multicomp/mc01w08051560r/dickschichtwiderstand-560r-1-0/dp/933336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49]=&quot;ja&quot;;0;[.D49]*[.$B$3])" office:value-type="float" office:value="6" calcext:value-type="float">
            <text:p>6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4" table:formula="of:=[.D49]*[.F49]" office:value-type="currency" office:currency="EUR" office:value="0.012" calcext:value-type="currency">
            <text:p>0.01 €</text:p>
          </table:table-cell>
          <table:table-cell table:style-name="ce24" table:formula="of:=[.G49]*[.$B$3]" office:value-type="currency" office:currency="EUR" office:value="0.012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5" office:value-type="string" calcext:value-type="string">
            <text:p>MC01W080514K7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formula="of:=IF([.I50]=&quot;ja&quot;;0;[.D50]*[.$B$3])" office:value-type="float" office:value="1" calcext:value-type="float">
            <text:p>1</text:p>
          </table:table-cell>
          <table:table-cell table:style-name="ce27" office:value-type="currency" office:currency="EUR" office:value="0.0021" calcext:value-type="currency">
            <text:p>0.00 €</text:p>
          </table:table-cell>
          <table:table-cell table:style-name="ce24" table:formula="of:=[.D50]*[.F50]" office:value-type="currency" office:currency="EUR" office:value="0.0021" calcext:value-type="currency">
            <text:p>0.00 €</text:p>
          </table:table-cell>
          <table:table-cell table:style-name="ce24" table:formula="of:=[.G50]*[.$B$3]" office:value-type="currency" office:currency="EUR" office:value="0.0021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3266" calcext:value-type="float">
            <text:p>9333266</text:p>
          </table:table-cell>
          <table:table-cell table:style-name="ce15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5" office:value-type="string" calcext:value-type="string">
            <text:p>WF08P1002FTL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51]=&quot;ja&quot;;0;[.D51]*[.$B$3])" office:value-type="float" office:value="2" calcext:value-type="float">
            <text:p>2</text:p>
          </table:table-cell>
          <table:table-cell table:style-name="ce27" office:value-type="currency" office:currency="EUR" office:value="0.0069" calcext:value-type="currency">
            <text:p>0.01 €</text:p>
          </table:table-cell>
          <table:table-cell table:style-name="ce24" table:formula="of:=[.D51]*[.F51]" office:value-type="currency" office:currency="EUR" office:value="0.0138" calcext:value-type="currency">
            <text:p>0.01 €</text:p>
          </table:table-cell>
          <table:table-cell table:style-name="ce24" table:formula="of:=[.G51]*[.$B$3]" office:value-type="currency" office:currency="EUR" office:value="0.0138" calcext:value-type="currency">
            <text:p>0.01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2502786" calcext:value-type="float">
            <text:p>2502786</text:p>
          </table:table-cell>
          <table:table-cell table:style-name="ce15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5" office:value-type="string" calcext:value-type="string">
            <text:p>MC01W080512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formula="of:=IF([.I52]=&quot;ja&quot;;0;[.D52]*[.$B$3])" office:value-type="float" office:value="3" calcext:value-type="float">
            <text:p>3</text:p>
          </table:table-cell>
          <table:table-cell table:style-name="ce27" office:value-type="currency" office:currency="EUR" office:value="0.0022" calcext:value-type="currency">
            <text:p>0.00 €</text:p>
          </table:table-cell>
          <table:table-cell table:style-name="ce24" table:formula="of:=[.D52]*[.F52]" office:value-type="currency" office:currency="EUR" office:value="0.0066" calcext:value-type="currency">
            <text:p>0.01 €</text:p>
          </table:table-cell>
          <table:table-cell table:style-name="ce24" table:formula="of:=[.G52]*[.$B$3]" office:value-type="currency" office:currency="EUR" office:value="0.0066" calcext:value-type="currency">
            <text:p>0.01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774" calcext:value-type="float">
            <text:p>9332774</text:p>
          </table:table-cell>
          <table:table-cell table:style-name="ce15" office:value-type="string" calcext:value-type="string">
            <text:p>http://de.farnell.com/multicomp/mc01w0805120k/dickschichtwiderstand-20k-1-0/dp/933277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5" office:value-type="string" calcext:value-type="string">
            <text:p>MC01W0805149K9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53]=&quot;ja&quot;;0;[.D53]*[.$B$3])" office:value-type="float" office:value="2" calcext:value-type="float">
            <text:p>2</text:p>
          </table:table-cell>
          <table:table-cell table:style-name="ce27" office:value-type="currency" office:currency="EUR" office:value="0.0021" calcext:value-type="currency">
            <text:p>0.00 €</text:p>
          </table:table-cell>
          <table:table-cell table:style-name="ce24" table:formula="of:=[.D53]*[.F53]" office:value-type="currency" office:currency="EUR" office:value="0.0042" calcext:value-type="currency">
            <text:p>0.00 €</text:p>
          </table:table-cell>
          <table:table-cell table:style-name="ce24" table:formula="of:=[.G53]*[.$B$3]" office:value-type="currency" office:currency="EUR" office:value="0.0042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2141884" calcext:value-type="float">
            <text:p>2141884</text:p>
          </table:table-cell>
          <table:table-cell table:style-name="ce15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5" office:value-type="string" calcext:value-type="string">
            <text:p>MC01W0805110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13" calcext:value-type="float">
            <text:p>13</text:p>
          </table:table-cell>
          <table:table-cell table:style-name="Default" table:formula="of:=IF([.I54]=&quot;ja&quot;;0;[.D54]*[.$B$3])" office:value-type="float" office:value="13" calcext:value-type="float">
            <text:p>13</text:p>
          </table:table-cell>
          <table:table-cell table:style-name="ce27" office:value-type="currency" office:currency="EUR" office:value="0.0022" calcext:value-type="currency">
            <text:p>0.00 €</text:p>
          </table:table-cell>
          <table:table-cell table:style-name="ce24" table:formula="of:=[.D54]*[.F54]" office:value-type="currency" office:currency="EUR" office:value="0.0286" calcext:value-type="currency">
            <text:p>0.03 €</text:p>
          </table:table-cell>
          <table:table-cell table:style-name="ce24" table:formula="of:=[.G54]*[.$B$3]" office:value-type="currency" office:currency="EUR" office:value="0.0286" calcext:value-type="currency">
            <text:p>0.03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405" calcext:value-type="float">
            <text:p>9332405</text:p>
          </table:table-cell>
          <table:table-cell table:style-name="ce15" office:value-type="string" calcext:value-type="string">
            <text:p>http://de.farnell.com/multicomp/mc01w08051100k/dickschichtwiderstand-100k-1-0/dp/933240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5" office:value-type="string" calcext:value-type="string">
            <text:p>MC01W08051240K</text:p>
          </table:table-cell>
          <table:table-cell table:style-name="ce18" office:value-type="string" calcext:value-type="string">
            <text:p>0805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formula="of:=IF([.I55]=&quot;ja&quot;;0;[.D55]*[.$B$3])" office:value-type="float" office:value="2" calcext:value-type="float">
            <text:p>2</text:p>
          </table:table-cell>
          <table:table-cell table:style-name="ce27" office:value-type="currency" office:currency="EUR" office:value="0.0023" calcext:value-type="currency">
            <text:p>0.00 €</text:p>
          </table:table-cell>
          <table:table-cell table:style-name="ce24" table:formula="of:=[.D55]*[.F55]" office:value-type="currency" office:currency="EUR" office:value="0.0046" calcext:value-type="currency">
            <text:p>0.00 €</text:p>
          </table:table-cell>
          <table:table-cell table:style-name="ce24" table:formula="of:=[.G55]*[.$B$3]" office:value-type="currency" office:currency="EUR" office:value="0.0046" calcext:value-type="currency">
            <text:p>0.00 €</text:p>
          </table:table-cell>
          <table:table-cell table:style-name="ce28"/>
          <table:table-cell table:style-name="ce15" office:value-type="string" calcext:value-type="string">
            <text:p>Farnell</text:p>
          </table:table-cell>
          <table:table-cell table:style-name="ce15" office:value-type="float" office:value="9332910" calcext:value-type="float">
            <text:p>9332910</text:p>
          </table:table-cell>
          <table:table-cell table:style-name="ce15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56]=&quot;ja&quot;;0;[.D56]*[.$B$3])" office:value-type="float" office:value="3" calcext:value-type="float">
            <text:p>3</text:p>
          </table:table-cell>
          <table:table-cell table:style-name="ce27" office:value-type="currency" office:currency="EUR" office:value="0.002" calcext:value-type="currency">
            <text:p>0.00 €</text:p>
          </table:table-cell>
          <table:table-cell table:style-name="ce24" table:formula="of:=[.D56]*[.F56]" office:value-type="currency" office:currency="EUR" office:value="0.006" calcext:value-type="currency">
            <text:p>0.01 €</text:p>
          </table:table-cell>
          <table:table-cell table:style-name="ce24" table:formula="of:=[.G56]*[.$B$3]" office:value-type="currency" office:currency="EUR" office:value="0.006" calcext:value-type="currency">
            <text:p>0.01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 office:value-type="string" calcext:value-type="string">
            <text:p>MC01W08051910K</text:p>
          </table:table-cell>
          <table:table-cell table:style-name="ce18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57]=&quot;ja&quot;;0;[.D57]*[.$B$3])" office:value-type="float" office:value="1" calcext:value-type="float">
            <text:p>1</text:p>
          </table:table-cell>
          <table:table-cell table:style-name="ce27" office:value-type="currency" office:currency="EUR" office:value="0.0023" calcext:value-type="currency">
            <text:p>0.00 €</text:p>
          </table:table-cell>
          <table:table-cell table:style-name="ce24" table:formula="of:=[.D57]*[.F57]" office:value-type="currency" office:currency="EUR" office:value="0.0023" calcext:value-type="currency">
            <text:p>0.00 €</text:p>
          </table:table-cell>
          <table:table-cell table:style-name="ce24" table:formula="of:=[.G57]*[.$B$3]" office:value-type="currency" office:currency="EUR" office:value="0.0023" calcext:value-type="currency">
            <text:p>0.00 €</text:p>
          </table:table-cell>
          <table:table-cell table:style-name="ce28"/>
          <table:table-cell office:value-type="string" calcext:value-type="string">
            <text:p>Farnell</text:p>
          </table:table-cell>
          <table:table-cell table:style-name="ce10"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0]=&quot;ja&quot;;0;[.D60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4" table:formula="of:=[.D60]*[.F60]" office:value-type="currency" office:currency="EUR" office:value="0.79" calcext:value-type="currency">
            <text:p>0.79 €</text:p>
          </table:table-cell>
          <table:table-cell table:style-name="ce24" table:formula="of:=[.G60]*[.$B$3]" office:value-type="currency" office:currency="EUR" office:value="0.79" calcext:value-type="currency">
            <text:p>0.79 €</text:p>
          </table:table-cell>
          <table:table-cell table:style-name="ce28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4" table:number-columns-repeated="3"/>
          <table:table-cell table:style-name="ce28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67]=&quot;ja&quot;;0;[.D67]*[.$B$3])" office:value-type="float" office:value="2" calcext:value-type="float">
            <text:p>2</text:p>
          </table:table-cell>
          <table:table-cell table:style-name="ce24" office:value-type="currency" office:currency="EUR" office:value="0.0635" calcext:value-type="currency">
            <text:p>0.06 €</text:p>
          </table:table-cell>
          <table:table-cell table:style-name="ce24" table:formula="of:=[.D67]*[.F67]" office:value-type="currency" office:currency="EUR" office:value="0.127" calcext:value-type="currency">
            <text:p>0.13 €</text:p>
          </table:table-cell>
          <table:table-cell table:style-name="ce24" table:formula="of:=[.G67]*[.$B$3]" office:value-type="currency" office:currency="EUR" office:value="0.127" calcext:value-type="currency">
            <text:p>0.13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8]=&quot;ja&quot;;0;[.D68]*[.$B$3])" office:value-type="float" office:value="1" calcext:value-type="float">
            <text:p>1</text:p>
          </table:table-cell>
          <table:table-cell table:style-name="ce24" office:value-type="currency" office:currency="EUR" office:value="0.0109" calcext:value-type="currency">
            <text:p>0.01 €</text:p>
          </table:table-cell>
          <table:table-cell table:style-name="ce24" table:formula="of:=[.D68]*[.F68]" office:value-type="currency" office:currency="EUR" office:value="0.0109" calcext:value-type="currency">
            <text:p>0.01 €</text:p>
          </table:table-cell>
          <table:table-cell table:style-name="ce24" table:formula="of:=[.G68]*[.$B$3]" office:value-type="currency" office:currency="EUR" office:value="0.0109" calcext:value-type="currency">
            <text:p>0.01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1" office:value-type="string" calcext:value-type="string">
            <text:p>06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69]=&quot;ja&quot;;0;[.D69]*[.$B$3])" office:value-type="float" office:value="6" calcext:value-type="float">
            <text:p>6</text:p>
          </table:table-cell>
          <table:table-cell table:style-name="ce24" office:value-type="currency" office:currency="EUR" office:value="0.014" calcext:value-type="currency">
            <text:p>0.01 €</text:p>
          </table:table-cell>
          <table:table-cell table:style-name="ce24" table:formula="of:=[.D69]*[.F69]" office:value-type="currency" office:currency="EUR" office:value="0.084" calcext:value-type="currency">
            <text:p>0.08 €</text:p>
          </table:table-cell>
          <table:table-cell table:style-name="ce24" table:formula="of:=[.G69]*[.$B$3]" office:value-type="currency" office:currency="EUR" office:value="0.084" calcext:value-type="currency">
            <text:p>0.08 €</text:p>
          </table:table-cell>
          <table:table-cell table:style-name="ce28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1" office:value-type="string" calcext:value-type="string">
            <text:p>Panasonic D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70]=&quot;ja&quot;;0;[.D70]*[.$B$3])"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4" table:formula="of:=[.D70]*[.F70]" office:value-type="currency" office:currency="EUR" office:value="0.36" calcext:value-type="currency">
            <text:p>0.36 €</text:p>
          </table:table-cell>
          <table:table-cell table:style-name="ce24" table:formula="of:=[.G70]*[.$B$3]" office:value-type="currency" office:currency="EUR" office:value="0.36" calcext:value-type="currency">
            <text:p>0.36 €</text:p>
          </table:table-cell>
          <table:table-cell table:style-name="ce28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21"/>
          <table:table-cell/>
          <table:table-cell table:style-name="Default"/>
          <table:table-cell/>
          <table:table-cell table:style-name="ce24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1"/>
          <table:table-cell/>
          <table:table-cell table:style-name="Default"/>
          <table:table-cell/>
          <table:table-cell table:style-name="ce24" table:number-columns-repeated="2"/>
          <table:table-cell table:style-name="ce28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31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76])" office:value-type="currency" office:currency="EUR" office:value="38.0073" calcext:value-type="currency">
            <text:p>38.01 €</text:p>
          </table:table-cell>
          <table:table-cell table:formula="of:=SUM([.G6:.G76])" office:value-type="currency" office:currency="EUR" office:value="47.9005" calcext:value-type="currency">
            <text:p>47.90 €</text:p>
          </table:table-cell>
          <table:table-cell table:formula="of:=SUM([.H6:.H76])" office:value-type="currency" office:currency="EUR" office:value="47.9005" calcext:value-type="currency">
            <text:p>47.90 €</text:p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5"/>
          <table:table-cell table:style-name="ce18"/>
          <table:table-cell table:style-name="ce22" table:number-columns-repeated="2"/>
          <table:table-cell table:style-name="ce27" table:number-columns-repeated="3"/>
          <table:table-cell table:style-name="ce28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4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0:37:19.490219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6-12-05T18:34:39.777327337</dc:date>
    <meta:editing-cycles>99</meta:editing-cycles>
    <meta:editing-duration>P2DT15H16M49S</meta:editing-duration>
    <meta:generator>LibreOffice/5.1.4.2$Linux_X86_64 LibreOffice_project/10m0$Build-2</meta:generator>
    <meta:document-statistic meta:table-count="1" meta:cell-count="516" meta:object-count="0"/>
  </office:meta>
</office:document-meta>
</file>